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1"/>
    <style:style style:name="ce3" style:family="table-cell" style:parent-style-name="Default" style:data-style-name="N11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3" table:default-cell-style-name="ce2"/>
        <table:table-row table:style-name="ro1">
          <table:table-cell table:style-name="ce1" office:value-type="string" calcext:value-type="string" table:number-columns-spanned="4" table:number-rows-spanned="1">
            <text:p>Setup 3 k70 Line 6</text:p>
          </table:table-cell>
          <table:covered-table-cell table:number-columns-repeated="3" table:style-name="Default"/>
        </table:table-row>
        <table:table-row table:style-name="ro1">
          <table:table-cell office:value-type="string" calcext:value-type="string">
            <text:p>Line</text:p>
          </table:table-cell>
          <table:table-cell table:style-name="Default" office:value-type="string" calcext:value-type="string">
            <text:p>Power error</text:p>
          </table:table-cell>
          <table:table-cell table:style-name="Default" office:value-type="string" calcext:value-type="string">
            <text:p>Time error</text:p>
          </table:table-cell>
          <table:table-cell table:style-name="Default" office:value-type="string" calcext:value-type="string">
            <text:p>Steady state error</text:p>
          </table:table-cell>
        </table:table-row>
        <table:table-row table:style-name="ro1">
          <table:table-cell office:value-type="string" calcext:value-type="string">
            <text:p>Line 1</text:p>
          </table:table-cell>
          <table:table-cell office:value-type="percentage" office:value="0.0115" calcext:value-type="percentage">
            <text:p>1.15%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2</text:p>
          </table:table-cell>
          <table:table-cell table:style-name="ce3" office:value-type="percentage" office:value="0.00604" calcext:value-type="percentage">
            <text:p>0.60%</text:p>
          </table:table-cell>
          <table:table-cell table:style-name="ce3" office:value-type="percentage" office:value="0" calcext:value-type="percentage">
            <text:p>0.00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3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-0.0006" calcext:value-type="percentage">
            <text:p>-0.06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4</text:p>
          </table:table-cell>
          <table:table-cell office:value-type="percentage" office:value="0.02014" calcext:value-type="percentage">
            <text:p>2.01%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5</text:p>
          </table:table-cell>
          <table:table-cell office:value-type="percentage" office:value="-0.0327" calcext:value-type="percentage">
            <text:p>-3.27%</text:p>
          </table:table-cell>
          <table:table-cell office:value-type="percentage" office:value="-0.0006" calcext:value-type="percentage">
            <text:p>-0.06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6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7</text:p>
          </table:table-cell>
          <table:table-cell office:value-type="percentage" office:value="0.02711" calcext:value-type="percentage">
            <text:p>2.71%</text:p>
          </table:table-cell>
          <table:table-cell office:value-type="percentage" office:value="-0.0006" calcext:value-type="percentage">
            <text:p>-0.06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8</text:p>
          </table:table-cell>
          <table:table-cell office:value-type="percentage" office:value="-0.00319" calcext:value-type="percentage">
            <text:p>-0.32%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N/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3">00/00/0000</text:date>, <text:time style:data-style-name="N2" text:time-value="11:41:05.5403365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0T02:17:32.591736301</meta:creation-date>
    <dc:date>2020-04-23T11:57:28.346430945</dc:date>
    <meta:editing-duration>PT9M50S</meta:editing-duration>
    <meta:editing-cycles>3</meta:editing-cycles>
    <meta:generator>LibreOffice/6.3.5.2$Linux_X86_64 LibreOffice_project/30$Build-2</meta:generator>
    <meta:document-statistic meta:table-count="1" meta:cell-count="37" meta:object-count="0"/>
  </office:meta>
</office:document-meta>
</file>